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272in" fo:margin-bottom="0.1429in" style:line-height-at-least="0.1429in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in" fo:margin-right="0in" fo:margin-top="0.0272in" fo:margin-bottom="0.1429in" style:line-height-at-least="0.1429in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.1429in" fo:margin-bottom="0.1429in" style:line-height-at-least="0.1429in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margin-top="0.1429in" fo:margin-bottom="0.1429in" style:line-height-at-least="0.1429in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.1429in" fo:margin-bottom="0.1429in" style:line-height-at-least="0.1429in" fo:orphans="2" fo:widows="2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4f39" style:font-name="Verdana" fo:font-size="7.05000019073486pt" fo:letter-spacing="normal" fo:font-style="normal" fo:font-weight="normal"/>
    </style:style>
    <style:style style:name="T2" style:family="text">
      <style:text-properties fo:font-variant="normal" fo:text-transform="none" fo:color="#004f39" fo:font-size="7.05000019073486pt" fo:letter-spacing="normal" fo:font-style="normal" fo:font-weight="normal"/>
    </style:style>
    <style:style style:name="T3" style:family="text">
      <style:text-properties fo:font-variant="normal" fo:text-transform="none" fo:color="#004f39" style:font-name="Times New Roman" fo:font-size="7.05000019073486pt" fo:letter-spacing="normal" fo:font-style="normal" fo:font-weight="normal"/>
    </style:style>
    <style:style style:name="T4" style:family="text">
      <style:text-properties fo:font-variant="normal" fo:text-transform="none" fo:color="#004f39" style:font-name="Times New Roman" fo:letter-spacing="normal" fo:font-style="normal" fo:font-weight="normal"/>
    </style:style>
    <style:style style:name="T5" style:family="text">
      <style:text-properties fo:font-variant="normal" fo:text-transform="none" fo:color="#004f39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Verdana" fo:font-size="7.05000019073486pt" fo:letter-spacing="normal" fo:font-style="normal" fo:font-weight="normal"/>
    </style:style>
    <style:style style:name="T7" style:family="text">
      <style:text-properties fo:font-variant="normal" fo:text-transform="none" fo:color="#000000" fo:font-size="7.05000019073486pt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7.05000019073486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CV</text:p>
      <text:p text:style-name="P1"><text:tab/>Before doing anything, install Xcode:</text:p>
      <text:p text:style-name="P4"><text:span text:style-name="T5"><text:tab/></text:span><text:a xlink:type="simple" xlink:href="http://developer.apple.com/technologies/tools/xcode.html">http://developer.apple.com/technologies/tools/xcode.html</text:a></text:p>
      <text:p text:style-name="P3"><text:tab/>And Macports:</text:p>
      <text:p text:style-name="P4"><text:span text:style-name="T5"><text:tab/></text:span><text:a xlink:type="simple" xlink:href="http://www.macports.org/install.php">http://www.macports.org/install.php</text:a></text:p>
      <text:p text:style-name="P3"><text:tab/>Update Macports:</text:p>
      <text:p text:style-name="P3"><text:tab/>sudo port selfupdate</text:p>
      <text:p text:style-name="P3"><text:tab/>In order for the python bindings to successfully install, a portfile must be modified.</text:p>
      <text:p text:style-name="P3"><text:tab/>Navigate to the portfile's directory:</text:p>
      <text:p text:style-name="P3"><text:tab/>cd /opt/local/var/macports/sources/rsync.macports.org/release/ports/graphics/opencv</text:p>
      <text:p text:style-name="P3"><text:tab/>Edit it with something, I used pico:</text:p>
      <text:p text:style-name="P3"><text:tab/>sudo pico portfile</text:p>
      <text:p text:style-name="P5"><text:tab/>Delete entirely the line that reads:</text:p>
      <text:p text:style-name="P3"><text:tab/>configure.args                  --without-python</text:p>
      <text:p text:style-name="P3"><text:tab/>and replace it with</text:p>
      <text:p text:style-name="P4"><text:span text:style-name="INS"><text:span text:style-name="T10"><text:tab/>configure.compiler              gcc-4.2</text:span></text:span></text:p>
      <text:p text:style-name="P3"><text:tab/>Navigate back to your home directory and install python and opencv using Macports:</text:p>
      <text:p text:style-name="P3"><text:tab/>(having other versions of python on your system may negatively affect your results)</text:p>
      <text:p text:style-name="P3"><text:tab/>cd ~</text:p>
      <text:p text:style-name="P3"><text:tab/>sudo port install python26</text:p>
      <text:p text:style-name="P3"><text:soft-page-break/><text:tab/>sudo port install python_select</text:p>
      <text:p text:style-name="P3"><text:tab/>sudo python_select python26</text:p>
      <text:p text:style-name="P3"><text:tab/>sudo port install opencv</text:p>
      <text:p text:style-name="P3"><text:tab/>Once all of this is done, load up the python, and type this as the first few lines of any script you <text:tab/>plan on using opencv in:</text:p>
      <text:p text:style-name="P3"><text:tab/>import sys</text:p>
      <text:p text:style-name="P3"><text:tab/>sys.path.append('/opt/local/lib/python2.6/site-packages/opencv')</text:p>
      <text:p text:style-name="P3"><text:tab/>import cv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Door</meta:initial-creator>
    <meta:creation-date>2010-10-20T02:07:20</meta:creation-date>
    <dc:date>2010-10-20T02:10:13</dc:date>
    <dc:creator>Tim Door</dc:creator>
    <meta:editing-duration>PT00H01M10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2" meta:paragraph-count="27" meta:word-count="137" meta:character-count="1098"/>
  </office:meta>
</office:document-meta>
</file>